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0.6mm" svg:height="77.53mm" svg:x="335.36mm" svg:y="41.15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3.71mm" svg:height="58.13mm" svg:x="340.32mm" svg:y="363.23mm">
            <draw:object draw:notify-on-update-of-ranges="Sheet1.B1:Sheet1.L1 Sheet1.A9:Sheet1.A9 Sheet1.B9:Sheet1.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38mm" svg:height="52.25mm" svg:x="365.37mm" svg:y="233.25mm">
            <draw:object draw:notify-on-update-of-ranges="Sheet1.B1:Sheet1.L1 Sheet1.A10:Sheet1.A10 Sheet1.B10:Sheet1.L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3.98mm" svg:height="56.14mm" svg:x="348.59mm" svg:y="304.84mm">
            <draw:object draw:notify-on-update-of-ranges="Sheet1.B1:Sheet1.L1 Sheet1.A11:Sheet1.A11 Sheet1.B11:Sheet1.L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3.26mm" svg:height="61.2mm" svg:x="346.65mm" svg:y="424.12mm">
            <draw:object draw:notify-on-update-of-ranges="Sheet1.B1:Sheet1.L1 Sheet1.A12:Sheet1.A12 Sheet1.B12:Sheet1.L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9.86mm" svg:height="50.54mm" svg:x="371.34mm" svg:y="169.18mm">
            <draw:object draw:notify-on-update-of-ranges="Sheet1.B1:Sheet1.L1 Sheet1.A13:Sheet1.A13 Sheet1.B13:Sheet1.L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0.6mm" svg:height="77.53mm" svg:x="221.37mm" svg:y="49.37mm">
            <draw:object draw:notify-on-update-of-ranges="Sheet1.B1:Sheet1.L1 Sheet1.A2:Sheet1.A2 Sheet1.B2:Sheet1.L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style-name="ce1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number-columns-repeated="7"/>
          <table:table-cell table:style-name="ce1" office:value-type="string" calcext:value-type="string">
            <text:p>5m -i 1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office:value-type="string" calcext:value-type="string">
            <text:p>和</text:p>
          </table:table-cell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office:value-type="float" office:value="6438106" calcext:value-type="float">
            <text:p>6438106</text:p>
          </table:table-cell>
          <table:table-cell table:style-name="ce1" office:value-type="float" office:value="5543738" calcext:value-type="float">
            <text:p>5543738</text:p>
          </table:table-cell>
          <table:table-cell table:style-name="ce1" office:value-type="float" office:value="4894069" calcext:value-type="float">
            <text:p>4894069</text:p>
          </table:table-cell>
          <table:table-cell table:style-name="ce1" office:value-type="float" office:value="4196732" calcext:value-type="float">
            <text:p>4196732</text:p>
          </table:table-cell>
          <table:table-cell table:style-name="ce1" office:value-type="float" office:value="3327228" calcext:value-type="float">
            <text:p>3327228</text:p>
          </table:table-cell>
          <table:table-cell table:style-name="ce1" office:value-type="float" office:value="2685742" calcext:value-type="float">
            <text:p>2685742</text:p>
          </table:table-cell>
          <table:table-cell table:style-name="ce1" office:value-type="float" office:value="2147157" calcext:value-type="float">
            <text:p>2147157</text:p>
          </table:table-cell>
          <table:table-cell table:style-name="ce1" table:number-columns-repeated="6"/>
          <table:table-cell table:number-columns-repeated="5"/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office:value-type="float" office:value="6908600" calcext:value-type="float">
            <text:p>6908600</text:p>
          </table:table-cell>
          <table:table-cell table:style-name="ce1" office:value-type="float" office:value="6899486" calcext:value-type="float">
            <text:p>6899486</text:p>
          </table:table-cell>
          <table:table-cell table:style-name="ce1" office:value-type="float" office:value="6896671" calcext:value-type="float">
            <text:p>6896671</text:p>
          </table:table-cell>
          <table:table-cell table:style-name="ce1" office:value-type="float" office:value="6901989" calcext:value-type="float">
            <text:p>6901989</text:p>
          </table:table-cell>
          <table:table-cell table:style-name="ce1" office:value-type="float" office:value="6900318" calcext:value-type="float">
            <text:p>6900318</text:p>
          </table:table-cell>
          <table:table-cell table:style-name="ce1" office:value-type="float" office:value="6899734" calcext:value-type="float">
            <text:p>6899734</text:p>
          </table:table-cell>
          <table:table-cell table:style-name="ce1" office:value-type="float" office:value="6897600" calcext:value-type="float">
            <text:p>6897600</text:p>
          </table:table-cell>
          <table:table-cell table:style-name="ce1" table:number-columns-repeated="6"/>
          <table:table-cell table:number-columns-repeated="5"/>
        </table:table-row>
        <table:table-row table:style-name="ro2" table:number-rows-repeated="4">
          <table:table-cell table:number-columns-repeated="19"/>
        </table:table-row>
        <table:table-row table:style-name="ro2">
          <table:table-cell table:style-name="ce1" office:value-type="string" calcext:value-type="string">
            <text:p>time2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memtest -m 4 -c 0 -i 1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3</text:p>
          </table:table-cell>
          <table:table-cell table:style-name="ce1" table:number-columns-repeated="13"/>
          <table:table-cell/>
          <table:table-cell office:value-type="string" calcext:value-type="string">
            <text:p>5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4</text:p>
          </table:table-cell>
          <table:table-cell table:style-name="ce1" table:number-columns-repeated="13"/>
          <table:table-cell/>
          <table:table-cell office:value-type="string" calcext:value-type="string">
            <text:p>7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5</text:p>
          </table:table-cell>
          <table:table-cell table:style-name="ce1" table:number-columns-repeated="13"/>
          <table:table-cell/>
          <table:table-cell office:value-type="string" calcext:value-type="string">
            <text:p>15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6</text:p>
          </table:table-cell>
          <table:table-cell table:style-name="ce1" table:number-columns-repeated="12"/>
          <table:table-cell table:style-name="ce1" office:value-type="string" calcext:value-type="string">
            <text:p>1m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13"/>
          <table:table-cell table:number-columns-repeated="5"/>
        </table:table-row>
        <table:table-row table:style-name="ro2" table:number-rows-repeated="3">
          <table:table-cell table:style-name="ce1" table:number-columns-repeated="14"/>
          <table:table-cell table:number-columns-repeated="5"/>
        </table:table-row>
        <table:table-row table:style-name="ro2">
          <table:table-cell/>
          <table:table-cell table:style-name="ce1" table:number-columns-repeated="13"/>
          <table:table-cell table:number-columns-repeated="5"/>
        </table:table-row>
        <table:table-row table:style-name="ro3">
          <table:table-cell/>
          <table:table-cell table:style-name="ce1" table:formula="of:=SUM([.B22:.B121])" office:value-type="float" office:value="2147157" calcext:value-type="float">
            <text:p>2147157</text:p>
          </table:table-cell>
          <table:table-cell table:style-name="ce1" table:number-columns-repeated="2"/>
          <table:table-cell table:style-name="ce1" table:formula="of:=SUM([.E22:.E121])" office:value-type="float" office:value="6897600" calcext:value-type="float">
            <text:p>6897600</text:p>
          </table:table-cell>
          <table:table-cell table:style-name="ce1" table:number-columns-repeated="4"/>
          <table:table-cell table:style-name="ce1" table:formula="of:=SUM([.J22:.J121])" office:value-type="float" office:value="0.528388" calcext:value-type="float">
            <text:p>0.528388</text:p>
          </table:table-cell>
          <table:table-cell table:style-name="ce1" table:number-columns-repeated="2"/>
          <table:table-cell/>
          <table:table-cell table:style-name="ce3"/>
          <table:table-cell table:number-columns-repeated="5"/>
        </table:table-row>
        <table:table-row table:style-name="ro2">
          <table:table-cell table:style-name="ce1" table:number-columns-repeated="12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0718" calcext:value-type="float">
            <text:p>2071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147" calcext:value-type="float">
            <text:p>6914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331" calcext:value-type="float">
            <text:p>0.00633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4880" calcext:value-type="float">
            <text:p>24880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95" calcext:value-type="float">
            <text:p>6879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992" calcext:value-type="float">
            <text:p>0.00599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278" calcext:value-type="float">
            <text:p>6927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409" calcext:value-type="float">
            <text:p>0.00540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28" calcext:value-type="float">
            <text:p>6872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226" calcext:value-type="float">
            <text:p>0.005226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9088" calcext:value-type="float">
            <text:p>1908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51" calcext:value-type="float">
            <text:p>6885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674" calcext:value-type="float">
            <text:p>0.00567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5708" calcext:value-type="float">
            <text:p>2570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805" calcext:value-type="float">
            <text:p>6980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248" calcext:value-type="float">
            <text:p>0.00624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665" calcext:value-type="float">
            <text:p>1666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237" calcext:value-type="float">
            <text:p>6923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702" calcext:value-type="float">
            <text:p>0.00570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35" calcext:value-type="float">
            <text:p>6873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801" calcext:value-type="float">
            <text:p>0.00580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40" calcext:value-type="float">
            <text:p>6874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564" calcext:value-type="float">
            <text:p>0.00556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471" calcext:value-type="float">
            <text:p>6947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369" calcext:value-type="float">
            <text:p>0.00536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8833" calcext:value-type="float">
            <text:p>1883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29" calcext:value-type="float">
            <text:p>6882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128" calcext:value-type="float">
            <text:p>0.00512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8671" calcext:value-type="float">
            <text:p>1867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83" calcext:value-type="float">
            <text:p>6878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31" calcext:value-type="float">
            <text:p>0.00503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2972" calcext:value-type="float">
            <text:p>2297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21" calcext:value-type="float">
            <text:p>6882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439" calcext:value-type="float">
            <text:p>0.00543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5639" calcext:value-type="float">
            <text:p>1563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59" calcext:value-type="float">
            <text:p>6895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769" calcext:value-type="float">
            <text:p>0.00476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084" calcext:value-type="float">
            <text:p>16084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91" calcext:value-type="float">
            <text:p>6879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891" calcext:value-type="float">
            <text:p>0.00489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584" calcext:value-type="float">
            <text:p>14584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28" calcext:value-type="float">
            <text:p>6892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712" calcext:value-type="float">
            <text:p>0.00471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7667" calcext:value-type="float">
            <text:p>1766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84" calcext:value-type="float">
            <text:p>6898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08" calcext:value-type="float">
            <text:p>0.00500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8390" calcext:value-type="float">
            <text:p>18390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264" calcext:value-type="float">
            <text:p>6926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221" calcext:value-type="float">
            <text:p>0.00522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2837" calcext:value-type="float">
            <text:p>2283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25" calcext:value-type="float">
            <text:p>6882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569" calcext:value-type="float">
            <text:p>0.00556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4092" calcext:value-type="float">
            <text:p>2409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50" calcext:value-type="float">
            <text:p>6885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669" calcext:value-type="float">
            <text:p>0.00566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002" calcext:value-type="float">
            <text:p>1400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5" calcext:value-type="float">
            <text:p>6893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697" calcext:value-type="float">
            <text:p>0.00469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3016" calcext:value-type="float">
            <text:p>13016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54" calcext:value-type="float">
            <text:p>6895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737" calcext:value-type="float">
            <text:p>0.00473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707" calcext:value-type="float">
            <text:p>1670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42" calcext:value-type="float">
            <text:p>68842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49" calcext:value-type="float">
            <text:p>0.00504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8675" calcext:value-type="float">
            <text:p>1867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5" calcext:value-type="float">
            <text:p>6893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48" calcext:value-type="float">
            <text:p>0.0054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235" calcext:value-type="float">
            <text:p>2323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318" calcext:value-type="float">
            <text:p>6931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601" calcext:value-type="float">
            <text:p>0.00560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9296" calcext:value-type="float">
            <text:p>19296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53" calcext:value-type="float">
            <text:p>6895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172" calcext:value-type="float">
            <text:p>0.00517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232" calcext:value-type="float">
            <text:p>1423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66" calcext:value-type="float">
            <text:p>68866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728" calcext:value-type="float">
            <text:p>0.00472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5808" calcext:value-type="float">
            <text:p>1580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51" calcext:value-type="float">
            <text:p>6885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775" calcext:value-type="float">
            <text:p>0.004775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544" calcext:value-type="float">
            <text:p>21544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218" calcext:value-type="float">
            <text:p>0.00521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9148" calcext:value-type="float">
            <text:p>1914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48" calcext:value-type="float">
            <text:p>6874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307" calcext:value-type="float">
            <text:p>0.00430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5182" calcext:value-type="float">
            <text:p>1518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48" calcext:value-type="float">
            <text:p>6894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561" calcext:value-type="float">
            <text:p>0.00456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869" calcext:value-type="float">
            <text:p>2186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458" calcext:value-type="float">
            <text:p>6945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551" calcext:value-type="float">
            <text:p>0.00455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545" calcext:value-type="float">
            <text:p>1654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98" calcext:value-type="float">
            <text:p>6889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47" calcext:value-type="float">
            <text:p>0.00504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5183" calcext:value-type="float">
            <text:p>1518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240" calcext:value-type="float">
            <text:p>6924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766" calcext:value-type="float">
            <text:p>0.004766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8198" calcext:value-type="float">
            <text:p>1819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169" calcext:value-type="float">
            <text:p>6916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408" calcext:value-type="float">
            <text:p>0.00440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2829" calcext:value-type="float">
            <text:p>2282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13" calcext:value-type="float">
            <text:p>6891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69" calcext:value-type="float">
            <text:p>0.00506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6985" calcext:value-type="float">
            <text:p>2698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092" calcext:value-type="float">
            <text:p>69092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33" calcext:value-type="float">
            <text:p>0.0063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4652" calcext:value-type="float">
            <text:p>2465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14" calcext:value-type="float">
            <text:p>6881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713" calcext:value-type="float">
            <text:p>0.00571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552" calcext:value-type="float">
            <text:p>1455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14" calcext:value-type="float">
            <text:p>6871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162" calcext:value-type="float">
            <text:p>0.00416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382" calcext:value-type="float">
            <text:p>1438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361" calcext:value-type="float">
            <text:p>6936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265" calcext:value-type="float">
            <text:p>0.004265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4547" calcext:value-type="float">
            <text:p>2454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93" calcext:value-type="float">
            <text:p>6879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932" calcext:value-type="float">
            <text:p>0.00593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86" calcext:value-type="float">
            <text:p>68886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074" calcext:value-type="float">
            <text:p>0.00407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7904" calcext:value-type="float">
            <text:p>37904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03" calcext:value-type="float">
            <text:p>6890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659" calcext:value-type="float">
            <text:p>0.00665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9001" calcext:value-type="float">
            <text:p>3900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77" calcext:value-type="float">
            <text:p>6887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477" calcext:value-type="float">
            <text:p>0.00647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296" calcext:value-type="float">
            <text:p>69296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842" calcext:value-type="float">
            <text:p>0.00484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13" calcext:value-type="float">
            <text:p>6871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098" calcext:value-type="float">
            <text:p>0.00409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9899" calcext:value-type="float">
            <text:p>1989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75" calcext:value-type="float">
            <text:p>6887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63" calcext:value-type="float">
            <text:p>0.00506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785" calcext:value-type="float">
            <text:p>2378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41" calcext:value-type="float">
            <text:p>6874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411" calcext:value-type="float">
            <text:p>0.00441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8468" calcext:value-type="float">
            <text:p>2846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70307" calcext:value-type="float">
            <text:p>7030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497" calcext:value-type="float">
            <text:p>0.00549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443" calcext:value-type="float">
            <text:p>2144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654" calcext:value-type="float">
            <text:p>6865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084" calcext:value-type="float">
            <text:p>0.00408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299" calcext:value-type="float">
            <text:p>2129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23" calcext:value-type="float">
            <text:p>6892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422" calcext:value-type="float">
            <text:p>0.00442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610" calcext:value-type="float">
            <text:p>16610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15" calcext:value-type="float">
            <text:p>6871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112" calcext:value-type="float">
            <text:p>0.00511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8841" calcext:value-type="float">
            <text:p>1884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02" calcext:value-type="float">
            <text:p>68802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898" calcext:value-type="float">
            <text:p>0.00589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6503" calcext:value-type="float">
            <text:p>2650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79" calcext:value-type="float">
            <text:p>6887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432" calcext:value-type="float">
            <text:p>0.00643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1399" calcext:value-type="float">
            <text:p>3139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343" calcext:value-type="float">
            <text:p>6934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541" calcext:value-type="float">
            <text:p>0.00654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7227" calcext:value-type="float">
            <text:p>2722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84" calcext:value-type="float">
            <text:p>6878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743" calcext:value-type="float">
            <text:p>0.00574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716" calcext:value-type="float">
            <text:p>21716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74" calcext:value-type="float">
            <text:p>6887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356" calcext:value-type="float">
            <text:p>0.004356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025" calcext:value-type="float">
            <text:p>1602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94" calcext:value-type="float">
            <text:p>6899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072" calcext:value-type="float">
            <text:p>0.00407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679" calcext:value-type="float">
            <text:p>1667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41" calcext:value-type="float">
            <text:p>6874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05" calcext:value-type="float">
            <text:p>0.005005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7083" calcext:value-type="float">
            <text:p>2708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007" calcext:value-type="float">
            <text:p>6900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192" calcext:value-type="float">
            <text:p>0.00619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693" calcext:value-type="float">
            <text:p>2369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79" calcext:value-type="float">
            <text:p>6887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891" calcext:value-type="float">
            <text:p>0.00589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0632" calcext:value-type="float">
            <text:p>2063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8" calcext:value-type="float">
            <text:p>6893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638" calcext:value-type="float">
            <text:p>0.00563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6432" calcext:value-type="float">
            <text:p>3643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96" calcext:value-type="float">
            <text:p>68896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967" calcext:value-type="float">
            <text:p>0.00696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869" calcext:value-type="float">
            <text:p>2186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505" calcext:value-type="float">
            <text:p>6950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803" calcext:value-type="float">
            <text:p>0.00580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825" calcext:value-type="float">
            <text:p>2382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40" calcext:value-type="float">
            <text:p>6894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103" calcext:value-type="float">
            <text:p>0.00510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0468" calcext:value-type="float">
            <text:p>3046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68" calcext:value-type="float">
            <text:p>6886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232" calcext:value-type="float">
            <text:p>0.00623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2599" calcext:value-type="float">
            <text:p>3259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66" calcext:value-type="float">
            <text:p>68866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452" calcext:value-type="float">
            <text:p>0.00545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9175" calcext:value-type="float">
            <text:p>2917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4" calcext:value-type="float">
            <text:p>6893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035" calcext:value-type="float">
            <text:p>0.006035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44887" calcext:value-type="float">
            <text:p>4488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268" calcext:value-type="float">
            <text:p>6926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7474" calcext:value-type="float">
            <text:p>0.00747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7766" calcext:value-type="float">
            <text:p>37766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254" calcext:value-type="float">
            <text:p>6925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482" calcext:value-type="float">
            <text:p>0.00648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173" calcext:value-type="float">
            <text:p>6917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903" calcext:value-type="float">
            <text:p>0.00690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95" calcext:value-type="float">
            <text:p>6889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19" calcext:value-type="float">
            <text:p>0.00501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452" calcext:value-type="float">
            <text:p>1445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37" calcext:value-type="float">
            <text:p>6883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674" calcext:value-type="float">
            <text:p>0.00467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2366" calcext:value-type="float">
            <text:p>22366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85" calcext:value-type="float">
            <text:p>6888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427" calcext:value-type="float">
            <text:p>0.00542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7398" calcext:value-type="float">
            <text:p>1739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197" calcext:value-type="float">
            <text:p>6919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199" calcext:value-type="float">
            <text:p>0.006199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5428" calcext:value-type="float">
            <text:p>1542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46" calcext:value-type="float">
            <text:p>68846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373" calcext:value-type="float">
            <text:p>0.00537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4590" calcext:value-type="float">
            <text:p>24590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39" calcext:value-type="float">
            <text:p>6873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47" calcext:value-type="float">
            <text:p>0.0064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5178" calcext:value-type="float">
            <text:p>2517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18" calcext:value-type="float">
            <text:p>6881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6316" calcext:value-type="float">
            <text:p>0.006316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719" calcext:value-type="float">
            <text:p>2371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5" calcext:value-type="float">
            <text:p>6893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395" calcext:value-type="float">
            <text:p>2339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53" calcext:value-type="float">
            <text:p>6885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502" calcext:value-type="float">
            <text:p>0.00450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0713" calcext:value-type="float">
            <text:p>2071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18" calcext:value-type="float">
            <text:p>6891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322" calcext:value-type="float">
            <text:p>2132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88" calcext:value-type="float">
            <text:p>6888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035" calcext:value-type="float">
            <text:p>0.004035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3986" calcext:value-type="float">
            <text:p>13986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798" calcext:value-type="float">
            <text:p>6979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3762" calcext:value-type="float">
            <text:p>0.00376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850" calcext:value-type="float">
            <text:p>23850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15" calcext:value-type="float">
            <text:p>6871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513" calcext:value-type="float">
            <text:p>0.00551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7451" calcext:value-type="float">
            <text:p>1745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462" calcext:value-type="float">
            <text:p>69462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5087" calcext:value-type="float">
            <text:p>2508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4" calcext:value-type="float">
            <text:p>68934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197" calcext:value-type="float">
            <text:p>0.005197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6417" calcext:value-type="float">
            <text:p>1641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9352" calcext:value-type="float">
            <text:p>69352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062" calcext:value-type="float">
            <text:p>0.00506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3187" calcext:value-type="float">
            <text:p>2318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57" calcext:value-type="float">
            <text:p>68757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79" calcext:value-type="float">
            <text:p>6877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518" calcext:value-type="float">
            <text:p>0.00551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613" calcext:value-type="float">
            <text:p>2161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00" calcext:value-type="float">
            <text:p>6880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826" calcext:value-type="float">
            <text:p>0.005826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7817" calcext:value-type="float">
            <text:p>1781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13" calcext:value-type="float">
            <text:p>68913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904" calcext:value-type="float">
            <text:p>0.00590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5989" calcext:value-type="float">
            <text:p>15989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88" calcext:value-type="float">
            <text:p>68888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41" calcext:value-type="float">
            <text:p>0.0054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188" calcext:value-type="float">
            <text:p>1418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91" calcext:value-type="float">
            <text:p>6879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611" calcext:value-type="float">
            <text:p>0.005611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1864" calcext:value-type="float">
            <text:p>21864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95" calcext:value-type="float">
            <text:p>68895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854" calcext:value-type="float">
            <text:p>0.00485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5162" calcext:value-type="float">
            <text:p>25162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81" calcext:value-type="float">
            <text:p>6888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93" calcext:value-type="float">
            <text:p>0.0059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205" calcext:value-type="float">
            <text:p>14205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0" calcext:value-type="float">
            <text:p>6893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073" calcext:value-type="float">
            <text:p>0.00407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3204" calcext:value-type="float">
            <text:p>13204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90" calcext:value-type="float">
            <text:p>68990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893" calcext:value-type="float">
            <text:p>0.004893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26098" calcext:value-type="float">
            <text:p>26098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876" calcext:value-type="float">
            <text:p>68876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5722" calcext:value-type="float">
            <text:p>0.005722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8233" calcext:value-type="float">
            <text:p>1823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749" calcext:value-type="float">
            <text:p>68749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4378" calcext:value-type="float">
            <text:p>0.004378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0]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8931" calcext:value-type="float">
            <text:p>68931</text:p>
          </table:table-cell>
          <table:table-cell office:value-type="string" calcext:value-type="string">
            <text:p><text:s/>cache refer</text:p>
          </table:table-cell>
          <table:table-cell office:value-type="string" calcext:value-type="string">
            <text:p>ences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0394" calcext:value-type="float">
            <text:p>0.00394</text:p>
          </table:table-cell>
          <table:table-cell office:value-type="string" calcext:value-type="string">
            <text:p><text:s/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15:27:30.841874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16:12:08.298382638</dc:date>
    <meta:editing-duration>PT1H47M43S</meta:editing-duration>
    <meta:editing-cycles>21</meta:editing-cycles>
    <meta:generator>LibreOffice/6.0.7.3$Linux_X86_64 LibreOffice_project/00m0$Build-3</meta:generator>
    <meta:document-statistic meta:table-count="1" meta:cell-count="11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2" chart:maximum="0.75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 draw:opacity-name="ChartTransparencyGradient_20_1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61cm" svg:height="7.754cm" xlink:href=".." xlink:type="simple" chart:class="chart:line" chart:style-name="ch1">
        <chart:title svg:x="5.642cm" svg:y="0.291cm" chart:style-name="ch2">
          <text:p>5m</text:p>
        </chart:title>
        <chart:legend chart:legend-position="end" svg:x="9.659cm" svg:y="3.578cm" style:legend-expansion="high" chart:style-name="ch3"/>
        <chart:plot-area chart:style-name="ch4" table:cell-range-address="Sheet1.A1:Sheet1.L2" chart:data-source-has-labels="both" svg:x="0.406cm" svg:y="0.661cm" svg:width="9.991cm" svg:height="7.045cm">
          <chartooo:coordinate-region svg:x="1.318cm" svg:y="0.661cm" svg:width="8.747cm" svg:height="6.399cm"/>
          <chart:axis chart:dimension="x" chart:name="primary-x" chart:style-name="ch5" chartooo:axis-type="auto">
            <chartooo:date-scale/>
            <chart:title svg:x="4.735cm" svg:y="7.194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7">
            <chart:title svg:x="0cm" svg:y="4.664cm" chart:style-name="ch8">
              <text:p>time/s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line">
            <chart:data-point chart:repeated="2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74">
                <text:p>0.74</text:p>
                <draw:g>
                  <svg:desc>Sheet1.B2:Sheet1.L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57">
                <text:p>0.57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72cm" svg:height="5.814cm" xlink:href=".." xlink:type="simple" chart:class="chart:line" chart:style-name="ch1">
        <chart:title svg:x="5.298cm" svg:y="0.252cm" chart:style-name="ch2">
          <text:p>4m</text:p>
        </chart:title>
        <chart:legend chart:legend-position="end" svg:x="9.181cm" svg:y="2.608cm" style:legend-expansion="high" chart:style-name="ch3"/>
        <chart:plot-area chart:style-name="ch4" table:cell-range-address="Sheet1.B1:Sheet1.L1 Sheet1.A9:Sheet1.L9" chart:data-source-has-labels="both" svg:x="0.227cm" svg:y="1.147cm" svg:width="8.727cm" svg:height="4.551cm">
          <chartooo:coordinate-region svg:x="0.663cm" svg:y="1.346cm" svg:width="7.775cm" svg:height="3.705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L9" chart:label-cell-address="Sheet1.A9:Sheet1.A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2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L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39cm" svg:height="5.226cm" xlink:href=".." xlink:type="simple" chart:class="chart:line" chart:style-name="ch1">
        <chart:title svg:x="5.167cm" svg:y="0.24cm" chart:style-name="ch2">
          <text:p>3</text:p>
        </chart:title>
        <chart:legend chart:legend-position="end" svg:x="8.548cm" svg:y="2.314cm" style:legend-expansion="high" chart:style-name="ch3"/>
        <chart:plot-area chart:style-name="ch4" table:cell-range-address="Sheet1.B1:Sheet1.L1 Sheet1.A10:Sheet1.L10" chart:data-source-has-labels="both" svg:x="1.225cm" svg:y="1.123cm" svg:width="7.109cm" svg:height="3.999cm">
          <chartooo:coordinate-region svg:x="1.661cm" svg:y="1.322cm" svg:width="6.156cm" svg:height="3.153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title svg:x="0.451cm" svg:y="3.973cm" chart:style-name="ch6">
              <text:p>Y Axis Title</text:p>
            </chart:title>
            <chart:grid chart:style-name="ch7" chart:class="major"/>
          </chart:axis>
          <chart:series chart:style-name="ch8" chart:values-cell-range-address="Sheet1.B10:Sheet1.L10" chart:label-cell-address="Sheet1.A10:Sheet1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L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99cm" svg:height="5.615cm" xlink:href=".." xlink:type="simple" chart:class="chart:line" chart:style-name="ch1">
        <chart:title svg:x="5.311cm" svg:y="0.248cm" chart:style-name="ch2">
          <text:p>7m</text:p>
        </chart:title>
        <chart:legend chart:legend-position="end" svg:x="9.208cm" svg:y="2.508cm" style:legend-expansion="high" chart:style-name="ch3"/>
        <chart:plot-area chart:style-name="ch4" table:cell-range-address="Sheet1.B1:Sheet1.L1 Sheet1.A11:Sheet1.L11" chart:data-source-has-labels="both" svg:x="0.227cm" svg:y="1.139cm" svg:width="8.754cm" svg:height="4.364cm">
          <chartooo:coordinate-region svg:x="0.663cm" svg:y="1.338cm" svg:width="7.801cm" svg:height="3.518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L11" chart:label-cell-address="Sheet1.A11:Sheet1.A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4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L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27cm" svg:height="6.121cm" xlink:href=".." xlink:type="simple" chart:class="chart:line" chart:style-name="ch1">
        <chart:title svg:x="6.156cm" svg:y="0.258cm" chart:style-name="ch2">
          <text:p>15m</text:p>
        </chart:title>
        <chart:legend chart:legend-position="end" svg:x="11.136cm" svg:y="2.761cm" style:legend-expansion="high" chart:style-name="ch3"/>
        <chart:plot-area chart:style-name="ch4" table:cell-range-address="Sheet1.B1:Sheet1.L1 Sheet1.A12:Sheet1.L12" chart:data-source-has-labels="both" svg:x="0.266cm" svg:y="1.159cm" svg:width="10.604cm" svg:height="4.84cm">
          <chartooo:coordinate-region svg:x="0.702cm" svg:y="1.358cm" svg:width="9.651cm" svg:height="3.99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L12" chart:label-cell-address="Sheet1.A12:Sheet1.A1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5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87cm" svg:height="5.055cm" xlink:href=".." xlink:type="simple" chart:class="chart:line" chart:style-name="ch1">
        <chart:legend chart:legend-position="end" svg:x="6.796cm" svg:y="2.228cm" style:legend-expansion="high" chart:style-name="ch2"/>
        <chart:plot-area chart:style-name="ch3" table:cell-range-address="Sheet1.B1:Sheet1.L1 Sheet1.A13:Sheet1.L13" chart:data-source-has-labels="both" svg:x="0.179cm" svg:y="0.101cm" svg:width="6.438cm" svg:height="4.853cm">
          <chartooo:coordinate-region svg:x="0.615cm" svg:y="0.254cm" svg:width="5.678cm" svg:height="3.655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L13" chart:label-cell-address="Sheet1.A13:Sheet1.A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6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 draw:opacity-name="ChartTransparencyGradient_20_1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61cm" svg:height="7.754cm" xlink:href=".." xlink:type="simple" chart:class="chart:line" chart:style-name="ch1">
        <chart:title svg:x="5.642cm" svg:y="0.291cm" chart:style-name="ch2">
          <text:p>5m</text:p>
        </chart:title>
        <chart:legend chart:legend-position="end" svg:x="9.659cm" svg:y="3.578cm" style:legend-expansion="high" chart:style-name="ch3"/>
        <chart:plot-area chart:style-name="ch4" table:cell-range-address="Sheet1.A1:Sheet1.L2" chart:data-source-has-labels="both" svg:x="0.591cm" svg:y="0.462cm" svg:width="9.806cm" svg:height="7.245cm">
          <chartooo:coordinate-region svg:x="1.318cm" svg:y="0.661cm" svg:width="8.747cm" svg:height="6.399cm"/>
          <chart:axis chart:dimension="x" chart:name="primary-x" chart:style-name="ch5" chartooo:axis-type="auto">
            <chartooo:date-scale/>
            <chart:title svg:x="4.828cm" svg:y="7.194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7">
            <chart:title svg:x="0cm" svg:y="4.565cm" chart:style-name="ch8">
              <text:p>time/s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line">
            <chart:data-point chart:repeated="2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74">
                <text:p>0.74</text:p>
                <draw:g>
                  <svg:desc>Sheet1.B2:Sheet1.L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57">
                <text:p>0.57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